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on kouzel (návrh kouzel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Ondřej Novák</meta:initial-creator>
    <meta:creation-date>2007-02-25T14:15:36</meta:creation-date>
    <dc:creator>Ondřej Novák</dc:creator>
    <dc:date>2007-02-25T17:30:00</dc:date>
    <dc:language>cs-CZ</dc:language>
    <meta:editing-cycles>2</meta:editing-cycles>
    <meta:editing-duration>PT3H14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27"/>
  </office:meta>
</office:document-meta>
</file>